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106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" style:family="graphic" style:parent-style-name="standard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10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 style:list-style-name="L4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595959" draw:marker-start="msArrowEnd_20_5" draw:marker-start-width="0.318cm" draw:marker-start-center="false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cfe2f3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solid" draw:fill-color="#fce5cd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none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1" fo:font-size="24pt" fo:letter-spacing="normal" fo:language="en" fo:country="none" fo:font-style="normal" style:text-underline-style="none" fo:font-weight="normal" fo:background-color="transparent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6cm" text:min-label-width="1.16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onnector draw:name="Google Shape;54;p13" draw:style-name="gr1" draw:text-style-name="P1" draw:layer="layout" draw:type="line" svg:x1="6.458cm" svg:y1="16.478cm" svg:x2="29.105cm" svg:y2="16.478cm" svg:d="M6458 16478h22647" svg:viewBox="0 0 22648 1">
          <text:p/>
        </draw:connector>
        <draw:custom-shape draw:name="Google Shape;55;p13" draw:style-name="gr2" draw:text-style-name="P3" draw:layer="layout" svg:width="5.214cm" svg:height="1.766cm" svg:x="6.458cm" svg:y="13.06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2" draw:text-style-name="P3" draw:layer="layout" svg:width="5.214cm" svg:height="1.766cm" svg:x="12.35cm" svg:y="13.06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3" draw:text-style-name="P4" draw:layer="layout" svg:width="0.676cm" svg:height="1.766cm" svg:x="11.673cm" svg:y="9.34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4" draw:layer="layout" svg:width="0.676cm" svg:height="1.766cm" svg:x="17.565cm" svg:y="9.34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3" draw:layer="layout" svg:width="5.214cm" svg:height="1.766cm" svg:x="18.241cm" svg:y="13.06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3" draw:text-style-name="P4" draw:layer="layout" svg:width="0.676cm" svg:height="1.766cm" svg:x="23.456cm" svg:y="9.34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2" draw:text-style-name="P3" draw:layer="layout" svg:width="2.75cm" svg:height="1.766cm" svg:x="24.133cm" svg:y="13.06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4" draw:text-style-name="P6" draw:layer="layout" svg:width="4.794cm" svg:height="3.047cm" svg:x="0.842cm" svg:y="8.688cm">
          <text:p text:style-name="P5"><text:span text:style-name="T2">Periodic</text:span></text:p>
          <text:p text:style-name="P5"><text:span text:style-name="T2">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5" draw:text-style-name="P6" draw:layer="layout" svg:width="4.794cm" svg:height="1.777cm" svg:x="0.842cm" svg:y="13.055cm">
          <text:p text:style-name="P5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4;p13" draw:style-name="gr6" draw:text-style-name="P1" draw:layer="layout" draw:type="line" svg:x1="11.673cm" svg:y1="11.11cm" svg:x2="11.673cm" svg:y2="18.023cm" svg:d="M11673 11110v6913" svg:viewBox="0 0 1 6914">
          <text:p/>
        </draw:connector>
        <draw:connector draw:name="Google Shape;65;p13" draw:style-name="gr6" draw:text-style-name="P1" draw:layer="layout" draw:type="line" svg:x1="17.564cm" svg:y1="11.11cm" svg:x2="17.564cm" svg:y2="18.023cm" svg:d="M17564 11110v6913" svg:viewBox="0 0 1 6914">
          <text:p/>
        </draw:connector>
        <draw:connector draw:name="Google Shape;66;p13" draw:style-name="gr6" draw:text-style-name="P1" draw:layer="layout" draw:type="line" svg:x1="23.456cm" svg:y1="11.11cm" svg:x2="23.456cm" svg:y2="18.023cm" svg:d="M23456 11110v6913" svg:viewBox="0 0 1 6914">
          <text:p/>
        </draw:connector>
        <draw:custom-shape draw:name="Google Shape;67;p13" draw:style-name="gr7" draw:text-style-name="P8" draw:layer="layout" svg:width="3.621cm" svg:height="1.766cm" svg:x="9.862cm" svg:y="18.023cm">
          <text:p text:style-name="P7"><text:span text:style-name="T2">2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8" draw:text-style-name="P8" draw:layer="layout" svg:width="3.621cm" svg:height="1.766cm" svg:x="15.754cm" svg:y="18.12cm">
          <text:p text:style-name="P7"><text:span text:style-name="T2">4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9" draw:text-style-name="P8" draw:layer="layout" svg:width="3.621cm" svg:height="1.766cm" svg:x="21.646cm" svg:y="18.12cm">
          <text:p text:style-name="P7"><text:span text:style-name="T2">6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10" draw:text-style-name="P8" draw:layer="layout" svg:width="5.407cm" svg:height="1.766cm" svg:x="25.267cm" svg:y="16.478cm">
          <text:p text:style-name="P7"><text:span text:style-name="T2">Time (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11" draw:text-style-name="P8" draw:layer="layout" svg:width="38.962cm" svg:height="2.539cm" svg:x="5.919cm" svg:y="0.538cm">
          <text:p text:style-name="P7"><text:span text:style-name="T3">Tim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12" draw:text-style-name="P10" xml:id="id7" draw:id="id7" draw:layer="layout" svg:width="17.604cm" svg:height="1.967cm" svg:x="32.353cm" svg:y="10.228cm">
          <text:p text:style-name="P9"><text:span text:style-name="T4">Possible Appro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13" draw:text-style-name="P12" xml:id="id8" draw:id="id8" draw:layer="layout" svg:width="17.604cm" svg:height="1.967cm" svg:x="32.353cm" svg:y="11.7cm">
          <text:list text:style-name="L3">
            <text:list-item>
              <text:p text:style-name="P11"><text:span text:style-name="T5">New task with vTaskDelay(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14" draw:text-style-name="P12" xml:id="id9" draw:id="id9" draw:layer="layout" svg:width="17.604cm" svg:height="1.967cm" svg:x="32.353cm" svg:y="13.182cm">
          <text:list text:style-name="L3">
            <text:list-item>
              <text:p text:style-name="P11"><text:span text:style-name="T5">Task A with xTaskGetTickCount(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gr15" draw:text-style-name="P12" xml:id="id10" draw:id="id10" draw:layer="layout" svg:width="17.604cm" svg:height="1.967cm" svg:x="32.353cm" svg:y="14.663cm">
          <text:list text:style-name="L3">
            <text:list-item>
              <text:p text:style-name="P11"><text:span text:style-name="T5">Hardware tim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16" draw:text-style-name="P12" xml:id="id11" draw:id="id11" draw:layer="layout" svg:width="17.604cm" svg:height="1.967cm" svg:x="32.353cm" svg:y="16.252cm">
          <text:list text:style-name="L3">
            <text:list-item>
              <text:p text:style-name="P11"><text:span text:style-name="T5">Software tim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51;p:notes" draw:style-name="gr17" draw:layer="layout" svg:width="16.933cm" svg:height="9.524cm" svg:x="1.059cm" svg:y="1.905cm" draw:page-number="1" presentation:class="page"/>
          <draw:frame draw:name="Google Shape;52;p:notes" presentation:style-name="pr1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81;p14" draw:style-name="gr18" draw:text-style-name="P8" draw:layer="layout" svg:width="38.962cm" svg:height="2.539cm" svg:x="5.919cm" svg:y="0.538cm">
          <text:p text:style-name="P7"><text:span text:style-name="T3">Software Timers in FreeR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19" draw:text-style-name="P14" xml:id="id2" draw:id="id2" draw:layer="layout" svg:width="0.742cm" svg:height="3.937cm" svg:x="23.542cm" svg:y="13.82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19" draw:text-style-name="P14" xml:id="id25" draw:id="id25" draw:layer="layout" svg:width="0.742cm" svg:height="3.937cm" svg:x="24.285cm" svg:y="13.82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19" draw:text-style-name="P14" xml:id="id26" draw:id="id26" draw:layer="layout" svg:width="0.742cm" svg:height="3.937cm" svg:x="25.028cm" svg:y="13.82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19" draw:text-style-name="P14" xml:id="id27" draw:id="id27" draw:layer="layout" svg:width="0.742cm" svg:height="3.937cm" svg:x="25.772cm" svg:y="13.82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19" draw:text-style-name="P14" xml:id="id4" draw:id="id4" draw:layer="layout" svg:width="0.742cm" svg:height="3.937cm" svg:x="26.515cm" svg:y="13.82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20" draw:text-style-name="P8" xml:id="id28" draw:id="id28" draw:layer="layout" svg:width="7.484cm" svg:height="4.39cm" svg:x="21.658cm" svg:y="9.35cm">
          <text:p text:style-name="P7"><text:span text:style-name="T2">Timer</text:span></text:p>
          <text:p text:style-name="P7"><text:span text:style-name="T2">Command</text:span></text:p>
          <text:p text:style-name="P7"><text:span text:style-name="T2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21" draw:text-style-name="P15" xml:id="id5" draw:id="id5" draw:layer="layout" svg:width="6.653cm" svg:height="6.653cm" svg:x="34.118cm" svg:y="12.471cm">
          <text:p text:style-name="P7"><text:span text:style-name="T5">Timer Service</text:span></text:p>
          <text:p text:style-name="P7"><text:span text:style-name="T5">Task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4" draw:style-name="gr22" draw:text-style-name="P16" xml:id="id1" draw:id="id1" draw:layer="layout" svg:width="6.653cm" svg:height="6.653cm" svg:x="10.028cm" svg:y="7.865cm">
          <text:p text:style-name="P7"><text:span text:style-name="T5">Task A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14" draw:style-name="gr23" draw:text-style-name="P17" xml:id="id3" draw:id="id3" draw:layer="layout" svg:width="6.653cm" svg:height="6.653cm" svg:x="10.028cm" svg:y="18.177cm">
          <text:p text:style-name="P7"><text:span text:style-name="T5">Task B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;p14" draw:style-name="gr2" draw:text-style-name="P3" xml:id="id12" draw:id="id12" draw:layer="layout" svg:width="0.742cm" svg:height="1.895cm" svg:x="33.728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2" draw:text-style-name="P3" xml:id="id13" draw:id="id13" draw:layer="layout" svg:width="0.742cm" svg:height="1.895cm" svg:x="34.471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2" draw:text-style-name="P3" xml:id="id14" draw:id="id14" draw:layer="layout" svg:width="0.742cm" svg:height="1.895cm" svg:x="35.215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2" draw:text-style-name="P3" xml:id="id15" draw:id="id15" draw:layer="layout" svg:width="0.742cm" svg:height="1.895cm" svg:x="35.958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2" draw:text-style-name="P3" xml:id="id16" draw:id="id16" draw:layer="layout" svg:width="0.742cm" svg:height="1.895cm" svg:x="36.701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2" draw:text-style-name="P3" xml:id="id17" draw:id="id17" draw:layer="layout" svg:width="0.742cm" svg:height="1.895cm" svg:x="37.445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2" draw:text-style-name="P3" xml:id="id18" draw:id="id18" draw:layer="layout" svg:width="0.742cm" svg:height="1.895cm" svg:x="38.188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2" draw:text-style-name="P3" xml:id="id19" draw:id="id19" draw:layer="layout" svg:width="0.742cm" svg:height="1.895cm" svg:x="38.931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2" draw:text-style-name="P3" xml:id="id20" draw:id="id20" draw:layer="layout" svg:width="0.742cm" svg:height="1.895cm" svg:x="39.675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2" draw:text-style-name="P3" xml:id="id21" draw:id="id21" draw:layer="layout" svg:width="0.742cm" svg:height="1.895cm" svg:x="40.418cm" svg:y="8.76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1;p14" draw:style-name="gr1" draw:text-style-name="P1" xml:id="id29" draw:id="id29" draw:layer="layout" draw:type="line" svg:x1="16.681cm" svg:y1="11.192cm" svg:x2="23.542cm" svg:y2="15.797cm" draw:start-shape="id1" draw:start-glue-point="10" draw:end-shape="id2" draw:end-glue-point="3" svg:d="M16681 11192l6861 4605" svg:viewBox="0 0 6862 4606">
          <text:p/>
        </draw:connector>
        <draw:connector draw:name="Google Shape;102;p14" draw:style-name="gr1" draw:text-style-name="P1" xml:id="id30" draw:id="id30" draw:layer="layout" draw:type="line" svg:x1="16.681cm" svg:y1="21.504cm" svg:x2="23.542cm" svg:y2="15.797cm" draw:start-shape="id3" draw:start-glue-point="10" draw:end-shape="id2" draw:end-glue-point="3" svg:d="M16681 21504l6861-5707" svg:viewBox="0 0 6862 5708">
          <text:p/>
        </draw:connector>
        <draw:connector draw:name="Google Shape;103;p14" draw:style-name="gr1" draw:text-style-name="P1" xml:id="id31" draw:id="id31" draw:layer="layout" draw:type="line" svg:x1="27.257cm" svg:y1="15.797cm" svg:x2="34.118cm" svg:y2="15.798cm" draw:start-shape="id4" draw:start-glue-point="1" draw:end-shape="id5" draw:end-glue-point="6" svg:d="M27257 15797l6861 1" svg:viewBox="0 0 6862 2">
          <text:p/>
        </draw:connector>
        <draw:connector draw:name="Google Shape;104;p14" draw:style-name="gr24" draw:text-style-name="P1" xml:id="id22" draw:id="id22" draw:layer="layout" draw:type="line" svg:x1="37.445cm" svg:y1="12.471cm" svg:x2="37.444cm" svg:y2="10.619cm" draw:start-shape="id5" draw:start-glue-point="4" svg:d="M37445 12471l-1-1852" svg:viewBox="0 0 2 1853">
          <text:p/>
        </draw:connector>
        <draw:custom-shape draw:name="Google Shape;105;p14" draw:style-name="gr25" draw:text-style-name="P8" xml:id="id23" draw:id="id23" draw:layer="layout" svg:width="7.484cm" svg:height="1.628cm" svg:x="33.702cm" svg:y="7.133cm">
          <text:p text:style-name="P7"><text:span text:style-name="T2">Timer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26" draw:text-style-name="P18" xml:id="id6" draw:id="id6" draw:layer="layout" svg:width="24.487cm" svg:height="3.937cm" svg:x="25.2cm" svg:y="23.072cm">
          <text:p text:style-name="P2"><text:span text:style-name="T6">void myTimerCallback(TimerHandle_t xTimer) {</text:span></text:p>
          <text:p text:style-name="P2"><text:span text:style-name="T6"><text:s text:c="2"/></text:span><text:span text:style-name="T6">// Do some stuff</text:span></text:p>
          <text:p text:style-name="P2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7;p14" draw:style-name="gr1" draw:text-style-name="P1" xml:id="id24" draw:id="id24" draw:layer="layout" draw:type="line" svg:x1="37.445cm" svg:y1="19.124cm" svg:x2="37.443cm" svg:y2="23.072cm" draw:start-shape="id5" draw:start-glue-point="8" draw:end-shape="id6" draw:end-glue-point="0" svg:d="M37445 19124l-2 3948" svg:viewBox="0 0 3 3949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name="Google Shape;78;gbaa83c5fb3_0_24:notes" draw:style-name="gr17" draw:layer="layout" svg:width="16.932cm" svg:height="9.524cm" svg:x="1.059cm" svg:y="1.905cm" draw:page-number="2" presentation:class="page"/>
          <draw:frame draw:name="Google Shape;79;gbaa83c5fb3_0_24:notes" presentation:style-name="pr2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0pt" fo:letter-spacing="normal" fo:font-style="normal" style:text-underline-style="none" fo:font-weight="normal" fo:background-color="transparent" style:font-name-asian="Arial" style:font-size-asian="240pt" style:font-style-asian="normal" style:font-weight-asian="normal" style:font-name-complex="Arial" style:font-size-complex="24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47.336cm" svg:height="11.402cm" svg:x="1.732cm" svg:y="4.13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TITLE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47.336cm" svg:height="10.907cm" svg:x="1.732cm" svg:y="6.145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47.336cm" svg:height="7.226cm" svg:x="1.732cm" svg:y="17.512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47.336cm" svg:height="4.676cm" svg:x="1.732cm" svg:y="11.949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47.336cm" svg:height="18.979cm" svg:x="1.732cm" svg:y="6.403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22.221cm" svg:height="18.979cm" svg:x="1.732cm" svg:y="6.403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22.221cm" svg:height="18.979cm" svg:x="26.847cm" svg:y="6.403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15.599cm" svg:height="4.197cm" svg:x="1.732cm" svg:y="3.087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15.599cm" svg:height="17.662cm" svg:x="1.732cm" svg:y="7.72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35.376cm" svg:height="22.726cm" svg:x="2.724cm" svg:y="2.501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25.399cm" svg:height="28.574cm" svg:x="25.4cm" svg:y="-0.001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22.472cm" svg:height="8.234cm" svg:x="1.475cm" svg:y="6.851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21.316cm" svg:height="20.527cm" svg:x="27.442cm" svg:y="4.023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33.326cm" svg:height="3.361cm" svg:x="1.732cm" svg:y="23.503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59"/>
    <meta:generator>LibreOffice/7.6.5.2$Linux_X86_64 LibreOffice_project/60$Build-2</meta:generator>
  </office:meta>
</office:document-meta>
</file>